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3cm"/>
    </style:style>
    <style:style style:name="co4" style:family="table-column">
      <style:table-column-properties fo:break-before="auto" style:column-width="1.64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0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114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16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6" office:value-type="string" calcext:value-type="string" table:number-columns-spanned="15" table:number-rows-spanned="1">
            <text:p>Coordinates</text:p>
          </table:table-cell>
          <table:covered-table-cell table:number-columns-repeated="8" table:style-name="ce6"/>
          <table:covered-table-cell/>
          <table:covered-table-cell table:number-columns-repeated="4" table:style-name="ce6"/>
          <table:covered-table-cell table:style-name="ce1"/>
          <table:table-cell table:style-name="ce1" office:value-type="string" calcext:value-type="string" table:number-columns-spanned="1" table:number-rows-spanned="2">
            <text:p>Levelling method</text:p>
          </table:table-cell>
          <table:table-cell table:style-name="ce1" office:value-type="string" calcext:value-type="string" table:number-columns-spanned="3" table:number-rows-spanned="2">
            <text:p>Time Period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Annual Data Points</text:p>
          </table:table-cell>
          <table:table-cell table:style-name="ce1" office:value-type="string" calcext:value-type="string" table:number-columns-spanned="1" table:number-rows-spanned="2">
            <text:p>Percentage of Gaps</text:p>
          </table:table-cell>
          <table:table-cell table:style-name="ce1" office:value-type="string" calcext:value-type="string" table:number-columns-spanned="1" table:number-rows-spanned="2">
            <text:p>Temporal Resolution of Data</text:p>
          </table:table-cell>
          <table:table-cell table:style-name="ce29" office:value-type="string" calcext:value-type="string" table:number-columns-spanned="1" table:number-rows-spanned="2">
            <text:p>Pair</text:p>
          </table:table-cell>
        </table:table-row>
        <table:table-row table:style-name="ro2">
          <table:covered-table-cell table:style-name="ce1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 table:number-columns-spanned="6" table:number-rows-spanned="1">
            <text:p>N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E</text:p>
          </table:table-cell>
          <table:covered-table-cell/>
          <table:covered-table-cell table:number-columns-repeated="4" table:style-name="ce6"/>
          <table:table-cell table:style-name="ce1" office:value-type="string" calcext:value-type="string">
            <text:p>Z (m.a.s.l.)</text:p>
          </table:table-cell>
          <table:covered-table-cell table:number-columns-repeated="7" table:style-name="ce1"/>
          <table:covered-table-cell table:style-name="ce29"/>
        </table:table-row>
        <table:table-row table:style-name="ro1">
          <table:table-cell table:style-name="ce2" office:value-type="string" calcext:value-type="string">
            <text:p>10/69</text:p>
          </table:table-cell>
          <table:table-cell office:value-type="float" office:value="30.184064" calcext:value-type="float">
            <text:p>30.18406</text:p>
          </table:table-cell>
          <table:table-cell office:value-type="float" office:value="-9.554973" calcext:value-type="float">
            <text:p>-9.55497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2.61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89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1.07" calcext:value-type="float">
            <text:p>71.1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50" calcext:value-type="float">
            <text:p>50</text:p>
          </table:table-cell>
          <table:table-cell table:style-name="ce22" table:formula="of:=-([.U3]-([.T3]-[.R3]+1))/([.T3]-[.R3]+1)*100" office:value-type="float" office:value="1.96078431372549" calcext:value-type="float">
            <text:p>2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070/78</text:p>
          </table:table-cell>
          <table:table-cell office:value-type="float" office:value="29.94676137" calcext:value-type="float">
            <text:p>29.94676</text:p>
          </table:table-cell>
          <table:table-cell office:value-type="float" office:value="-9.55106444" calcext:value-type="float">
            <text:p>-9.55106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56" calcext:value-type="float">
            <text:p>56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8.3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3.81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97" calcext:value-type="float">
            <text:p>97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9" calcext:value-type="float">
            <text:p>198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0" calcext:value-type="float">
            <text:p>2000</text:p>
          </table:table-cell>
          <table:table-cell table:style-name="ce2" office:value-type="float" office:value="12" calcext:value-type="float">
            <text:p>12</text:p>
          </table:table-cell>
          <table:table-cell table:style-name="ce22" table:formula="of:=-([.U4]-([.T4]-[.R4]+1))/([.T4]-[.R4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1/69</text:p>
          </table:table-cell>
          <table:table-cell office:value-type="float" office:value="30.06373957" calcext:value-type="float">
            <text:p>30.06374</text:p>
          </table:table-cell>
          <table:table-cell office:value-type="float" office:value="-9.5584891" calcext:value-type="float">
            <text:p>-9.55849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9.46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0.56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68.77" calcext:value-type="float">
            <text:p>68.8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24" calcext:value-type="float">
            <text:p>24</text:p>
          </table:table-cell>
          <table:table-cell table:style-name="ce22" table:formula="of:=-([.U5]-([.T5]-[.R5]+1))/([.T5]-[.R5]+1)*100" office:value-type="float" office:value="27.2727272727273" calcext:value-type="float">
            <text:p>27</text:p>
          </table:table-cell>
          <table:table-cell table:style-name="ce12"/>
          <table:table-cell table:style-name="ce31" office:value-type="string" calcext:value-type="string">
            <text:p>1357/78</text:p>
          </table:table-cell>
        </table:table-row>
        <table:table-row table:style-name="ro1">
          <table:table-cell table:style-name="ce2" office:value-type="string" calcext:value-type="string">
            <text:p>12/69</text:p>
          </table:table-cell>
          <table:table-cell office:value-type="float" office:value="30.0044915" calcext:value-type="float">
            <text:p>30.00449</text:p>
          </table:table-cell>
          <table:table-cell office:value-type="float" office:value="-9.58758055" calcext:value-type="float">
            <text:p>-9.5875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6.16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5.2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7.42" calcext:value-type="float">
            <text:p>57.4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5" calcext:value-type="float">
            <text:p>1995</text:p>
          </table:table-cell>
          <table:table-cell table:style-name="ce2" office:value-type="float" office:value="27" calcext:value-type="float">
            <text:p>27</text:p>
          </table:table-cell>
          <table:table-cell table:style-name="ce22" table:formula="of:=-([.U6]-([.T6]-[.R6]+1))/([.T6]-[.R6]+1)*100" office:value-type="float" office:value="-0" calcext:value-type="float">
            <text:p>0</text:p>
          </table:table-cell>
          <table:table-cell table:style-name="ce12"/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297/69</text:p>
          </table:table-cell>
          <table:table-cell office:value-type="float" office:value="30.09661" calcext:value-type="float">
            <text:p>30.09661</text:p>
          </table:table-cell>
          <table:table-cell office:value-type="float" office:value="-9.524698" calcext:value-type="float">
            <text:p>-9.5247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7.79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8.92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0" calcext:value-type="float">
            <text:p>80.0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8" calcext:value-type="float">
            <text:p>8</text:p>
          </table:table-cell>
          <table:table-cell table:style-name="ce22" table:formula="of:=-([.U7]-([.T7]-[.R7]+1))/([.T7]-[.R7]+1)*100" office:value-type="float" office:value="50" calcext:value-type="float">
            <text:p>50</text:p>
          </table:table-cell>
          <table:table-cell table:style-name="ce12"/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310/69</text:p>
          </table:table-cell>
          <table:table-cell office:value-type="float" office:value="29.988095" calcext:value-type="float">
            <text:p>29.98810</text:p>
          </table:table-cell>
          <table:table-cell office:value-type="float" office:value="-9.594615" calcext:value-type="float">
            <text:p>-9.59462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59" calcext:value-type="float">
            <text:p>5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16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63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46.76" calcext:value-type="float">
            <text:p>46.8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0" calcext:value-type="float">
            <text:p>201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7" calcext:value-type="float">
            <text:p>7</text:p>
          </table:table-cell>
          <table:table-cell table:style-name="ce22" table:formula="of:=-([.U8]-([.T8]-[.R8]+1))/([.T8]-[.R8]+1)*100" office:value-type="float" office:value="30" calcext:value-type="float">
            <text:p>30</text:p>
          </table:table-cell>
          <table:table-cell table:style-name="ce12"/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1357/78</text:p>
          </table:table-cell>
          <table:table-cell office:value-type="float" office:value="30.068589" calcext:value-type="float">
            <text:p>30.06859</text:p>
          </table:table-cell>
          <table:table-cell office:value-type="float" office:value="-9.556175" calcext:value-type="float">
            <text:p>-9.5561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6.92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2.24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3.11" calcext:value-type="float">
            <text:p>73.1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2011" calcext:value-type="float">
            <text:p>2011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float" office:value="2019" calcext:value-type="float">
            <text:p>2019</text:p>
          </table:table-cell>
          <table:table-cell table:style-name="ce2" office:value-type="float" office:value="6" calcext:value-type="float">
            <text:p>6</text:p>
          </table:table-cell>
          <table:table-cell table:style-name="ce22" table:formula="of:=-([.U9]-([.T9]-[.R9]+1))/([.T9]-[.R9]+1)*100" office:value-type="float" office:value="33.3333333333333" calcext:value-type="float">
            <text:p>33</text:p>
          </table:table-cell>
          <table:table-cell table:style-name="ce12"/>
          <table:table-cell table:style-name="ce31" office:value-type="string" calcext:value-type="string">
            <text:p>11/69</text:p>
          </table:table-cell>
        </table:table-row>
        <table:table-row table:style-name="ro1">
          <table:table-cell table:style-name="ce2" office:value-type="string" calcext:value-type="string">
            <text:p>27/69</text:p>
          </table:table-cell>
          <table:table-cell office:value-type="float" office:value="30.12778327" calcext:value-type="float">
            <text:p>30.12778</text:p>
          </table:table-cell>
          <table:table-cell office:value-type="float" office:value="-9.5601008" calcext:value-type="float">
            <text:p>-9.5601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00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6.36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76" calcext:value-type="float">
            <text:p>76.0</text:p>
          </table:table-cell>
          <table:table-cell table:style-name="ce8" office:value-type="string" calcext:value-type="string">
            <text:p>Map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33" calcext:value-type="float">
            <text:p>33</text:p>
          </table:table-cell>
          <table:table-cell table:style-name="ce22" table:formula="of:=-([.U10]-([.T10]-[.R10]+1))/([.T10]-[.R10]+1)*100" office:value-type="float" office:value="-0" calcext:value-type="float">
            <text:p>0</text:p>
          </table:table-cell>
          <table:table-cell table:style-name="ce12"/>
          <table:table-cell table:style-name="ce3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3264/70</text:p>
          </table:table-cell>
          <table:table-cell office:value-type="float" office:value="30.17082539" calcext:value-type="float">
            <text:p>30.17083</text:p>
          </table:table-cell>
          <table:table-cell office:value-type="float" office:value="-9.42964457" calcext:value-type="float">
            <text:p>-9.42964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98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6.70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8.7" calcext:value-type="float">
            <text:p>108.7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4" calcext:value-type="float">
            <text:p>1994</text:p>
          </table:table-cell>
          <table:table-cell table:style-name="ce2" office:value-type="float" office:value="25" calcext:value-type="float">
            <text:p>25</text:p>
          </table:table-cell>
          <table:table-cell table:style-name="ce22" table:formula="of:=-([.U11]-([.T11]-[.R11]+1))/([.T11]-[.R11]+1)*100" office:value-type="float" office:value="3.84615384615385" calcext:value-type="float">
            <text:p>4</text:p>
          </table:table-cell>
          <table:table-cell table:style-name="ce12"/>
          <table:table-cell table:style-name="ce31" office:value-type="string" calcext:value-type="string">
            <text:p>6407/70</text:p>
          </table:table-cell>
        </table:table-row>
        <table:table-row table:style-name="ro1">
          <table:table-cell table:style-name="ce2" office:value-type="string" calcext:value-type="string">
            <text:p>3458/70</text:p>
          </table:table-cell>
          <table:table-cell office:value-type="float" office:value="30.20137439" calcext:value-type="float">
            <text:p>30.20137</text:p>
          </table:table-cell>
          <table:table-cell office:value-type="float" office:value="-9.41969595" calcext:value-type="float">
            <text:p>-9.4197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4.93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0.92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6.77" calcext:value-type="float">
            <text:p>106.8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9" calcext:value-type="float">
            <text:p>1999</text:p>
          </table:table-cell>
          <table:table-cell table:style-name="ce2" office:value-type="float" office:value="30" calcext:value-type="float">
            <text:p>30</text:p>
          </table:table-cell>
          <table:table-cell table:style-name="ce22" table:formula="of:=-([.U12]-([.T12]-[.R12]+1))/([.T12]-[.R12]+1)*100" office:value-type="float" office:value="3.2258064516129" calcext:value-type="float">
            <text:p>3</text:p>
          </table:table-cell>
          <table:table-cell table:style-name="ce12"/>
          <table:table-cell table:style-name="ce31" office:value-type="string" calcext:value-type="string">
            <text:p>6406/70</text:p>
          </table:table-cell>
        </table:table-row>
        <table:table-row table:style-name="ro1">
          <table:table-cell table:style-name="ce2" office:value-type="string" calcext:value-type="string">
            <text:p>3459/70</text:p>
          </table:table-cell>
          <table:table-cell office:value-type="float" office:value="30.12429789" calcext:value-type="float">
            <text:p>30.12430</text:p>
          </table:table-cell>
          <table:table-cell office:value-type="float" office:value="-9.35532993" calcext:value-type="float">
            <text:p>-9.3553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7.48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9.1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43.16" calcext:value-type="float">
            <text:p>143.2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2" calcext:value-type="float">
            <text:p>1992</text:p>
          </table:table-cell>
          <table:table-cell table:style-name="ce2" office:value-type="float" office:value="24" calcext:value-type="float">
            <text:p>24</text:p>
          </table:table-cell>
          <table:table-cell table:style-name="ce22" table:formula="of:=-([.U13]-([.T13]-[.R13]+1))/([.T13]-[.R13]+1)*100" office:value-type="float" office:value="-0" calcext:value-type="float">
            <text:p>0</text:p>
          </table:table-cell>
          <table:table-cell table:style-name="ce12"/>
          <table:table-cell table:style-name="ce31" office:value-type="string" calcext:value-type="string">
            <text:p>6597/70</text:p>
          </table:table-cell>
        </table:table-row>
        <table:table-row table:style-name="ro1">
          <table:table-cell table:style-name="ce2" office:value-type="string" calcext:value-type="string">
            <text:p>3627/70</text:p>
          </table:table-cell>
          <table:table-cell office:value-type="float" office:value="30.08580944" calcext:value-type="float">
            <text:p>30.08581</text:p>
          </table:table-cell>
          <table:table-cell office:value-type="float" office:value="-9.46387545" calcext:value-type="float">
            <text:p>-9.4638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8.91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9.96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15" calcext:value-type="float">
            <text:p>115.0</text:p>
          </table:table-cell>
          <table:table-cell table:style-name="ce8" office:value-type="string" calcext:value-type="string">
            <text:p>Map</text:p>
          </table:table-cell>
          <table:table-cell table:style-name="ce20" office:value-type="float" office:value="1969" calcext:value-type="float">
            <text:p>196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5" calcext:value-type="float">
            <text:p>1995</text:p>
          </table:table-cell>
          <table:table-cell table:style-name="ce2" office:value-type="float" office:value="27" calcext:value-type="float">
            <text:p>27</text:p>
          </table:table-cell>
          <table:table-cell table:style-name="ce22" table:formula="of:=-([.U14]-([.T14]-[.R14]+1))/([.T14]-[.R14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21/70</text:p>
          </table:table-cell>
          <table:table-cell office:value-type="float" office:value="30.01009275" calcext:value-type="float">
            <text:p>30.01009</text:p>
          </table:table-cell>
          <table:table-cell office:value-type="float" office:value="-9.46247691" calcext:value-type="float">
            <text:p>-9.4624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6.32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4.92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51" calcext:value-type="float">
            <text:p>151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9" calcext:value-type="float">
            <text:p>1989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1" calcext:value-type="float">
            <text:p>1991</text:p>
          </table:table-cell>
          <table:table-cell table:style-name="ce26" office:value-type="float" office:value="3" calcext:value-type="float">
            <text:p>3</text:p>
          </table:table-cell>
          <table:table-cell table:style-name="ce22" table:formula="of:=-([.U15]-([.T15]-[.R15]+1))/([.T15]-[.R15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22/70</text:p>
          </table:table-cell>
          <table:table-cell office:value-type="float" office:value="30.06664031" calcext:value-type="float">
            <text:p>30.06664</text:p>
          </table:table-cell>
          <table:table-cell office:value-type="float" office:value="-9.33878815" calcext:value-type="float">
            <text:p>-9.33879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3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9.90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9.64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64" calcext:value-type="float">
            <text:p>164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5" calcext:value-type="float">
            <text:p>1985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1" calcext:value-type="float">
            <text:p>2001</text:p>
          </table:table-cell>
          <table:table-cell table:style-name="ce2" office:value-type="float" office:value="13" calcext:value-type="float">
            <text:p>13</text:p>
          </table:table-cell>
          <table:table-cell table:style-name="ce22" table:formula="of:=-([.U16]-([.T16]-[.R16]+1))/([.T16]-[.R16]+1)*100" office:value-type="float" office:value="23.5294117647059" calcext:value-type="float">
            <text:p>24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5142/70</text:p>
          </table:table-cell>
          <table:table-cell office:value-type="float" office:value="30.15213704" calcext:value-type="float">
            <text:p>30.15214</text:p>
          </table:table-cell>
          <table:table-cell office:value-type="float" office:value="-9.49461183" calcext:value-type="float">
            <text:p>-9.49461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7.70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0.59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9" calcext:value-type="float">
            <text:p>89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1994" calcext:value-type="float">
            <text:p>1994</text:p>
          </table:table-cell>
          <table:table-cell table:style-name="ce2" office:value-type="float" office:value="7" calcext:value-type="float">
            <text:p>7</text:p>
          </table:table-cell>
          <table:table-cell table:style-name="ce22" table:formula="of:=-([.U17]-([.T17]-[.R17]+1))/([.T17]-[.R17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406/70</text:p>
          </table:table-cell>
          <table:table-cell office:value-type="float" office:value="30.200256" calcext:value-type="float">
            <text:p>30.20026</text:p>
          </table:table-cell>
          <table:table-cell office:value-type="float" office:value="-9.423833" calcext:value-type="float">
            <text:p>-9.4238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0.9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5.78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7.03" calcext:value-type="float">
            <text:p>107.0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2004" calcext:value-type="float">
            <text:p>2004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float" office:value="2019" calcext:value-type="float">
            <text:p>2019</text:p>
          </table:table-cell>
          <table:table-cell table:style-name="ce2" office:value-type="float" office:value="9" calcext:value-type="float">
            <text:p>9</text:p>
          </table:table-cell>
          <table:table-cell table:style-name="ce22" table:formula="of:=-([.U18]-([.T18]-[.R18]+1))/([.T18]-[.R18]+1)*100" office:value-type="float" office:value="43.75" calcext:value-type="float">
            <text:p>44</text:p>
          </table:table-cell>
          <table:table-cell table:style-name="ce12"/>
          <table:table-cell table:style-name="ce2" office:value-type="string" calcext:value-type="string">
            <text:p>3458/70</text:p>
          </table:table-cell>
        </table:table-row>
        <table:table-row table:style-name="ro1">
          <table:table-cell table:style-name="ce2" office:value-type="string" calcext:value-type="string">
            <text:p>6407/70</text:p>
          </table:table-cell>
          <table:table-cell office:value-type="float" office:value="30.171318" calcext:value-type="float">
            <text:p>30.17132</text:p>
          </table:table-cell>
          <table:table-cell office:value-type="float" office:value="-9.429463" calcext:value-type="float">
            <text:p>-9.42946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6.75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6.056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09.94" calcext:value-type="float">
            <text:p>109.9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2004" calcext:value-type="float">
            <text:p>2004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float" office:value="2019" calcext:value-type="float">
            <text:p>2019</text:p>
          </table:table-cell>
          <table:table-cell table:style-name="ce2" office:value-type="float" office:value="14" calcext:value-type="float">
            <text:p>14</text:p>
          </table:table-cell>
          <table:table-cell table:style-name="ce22" table:formula="of:=-([.U19]-([.T19]-[.R19]+1))/([.T19]-[.R19]+1)*100" office:value-type="float" office:value="12.5" calcext:value-type="float">
            <text:p>13</text:p>
          </table:table-cell>
          <table:table-cell table:style-name="ce12"/>
          <table:table-cell table:style-name="ce2" office:value-type="string" calcext:value-type="string">
            <text:p>3264/70</text:p>
          </table:table-cell>
        </table:table-row>
        <table:table-row table:style-name="ro1">
          <table:table-cell table:style-name="ce2" office:value-type="string" calcext:value-type="string">
            <text:p>6408/70</text:p>
          </table:table-cell>
          <table:table-cell office:value-type="float" office:value="30.156" calcext:value-type="float">
            <text:p>30.15600</text:p>
          </table:table-cell>
          <table:table-cell office:value-type="float" office:value="-9.504" calcext:value-type="float">
            <text:p>-9.5040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1.60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40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5" calcext:value-type="float">
            <text:p>85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0" calcext:value-type="float">
            <text:p>2010</text:p>
          </table:table-cell>
          <table:table-cell table:style-name="ce2" office:value-type="float" office:value="7" calcext:value-type="float">
            <text:p>7</text:p>
          </table:table-cell>
          <table:table-cell table:style-name="ce22" table:formula="of:=-([.U20]-([.T20]-[.R20]+1))/([.T20]-[.R20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410/70</text:p>
          </table:table-cell>
          <table:table-cell office:value-type="float" office:value="30.254863" calcext:value-type="float">
            <text:p>30.25486</text:p>
          </table:table-cell>
          <table:table-cell office:value-type="float" office:value="-9.424769" calcext:value-type="float">
            <text:p>-9.42477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7.49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9.17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92" calcext:value-type="float">
            <text:p>92.0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04" calcext:value-type="float">
            <text:p>2004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10" calcext:value-type="float">
            <text:p>10</text:p>
          </table:table-cell>
          <table:table-cell table:style-name="ce22" table:formula="of:=-([.U21]-([.T21]-[.R21]+1))/([.T21]-[.R21]+1)*100" office:value-type="float" office:value="37.5" calcext:value-type="float">
            <text:p>38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6597/70</text:p>
          </table:table-cell>
          <table:table-cell office:value-type="float" office:value="30.125188" calcext:value-type="float">
            <text:p>30.12519</text:p>
          </table:table-cell>
          <table:table-cell office:value-type="float" office:value="-9.35702" calcext:value-type="float">
            <text:p>-9.35702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0.684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2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5.27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42.82" calcext:value-type="float">
            <text:p>142.8</text:p>
          </table:table-cell>
          <table:table-cell table:style-name="ce8" office:value-type="string" calcext:value-type="string">
            <text:p>Direct</text:p>
          </table:table-cell>
          <table:table-cell table:style-name="ce20" office:value-type="float" office:value="2013" calcext:value-type="float">
            <text:p>2013</text:p>
          </table:table-cell>
          <table:table-cell table:style-name="ce23" office:value-type="string" calcext:value-type="string">
            <text:p>-</text:p>
          </table:table-cell>
          <table:table-cell table:style-name="ce25" office:value-type="float" office:value="2019" calcext:value-type="float">
            <text:p>2019</text:p>
          </table:table-cell>
          <table:table-cell table:style-name="ce2" office:value-type="float" office:value="7" calcext:value-type="float">
            <text:p>7</text:p>
          </table:table-cell>
          <table:table-cell table:style-name="ce22" table:formula="of:=-([.U22]-([.T22]-[.R22]+1))/([.T22]-[.R22]+1)*100" office:value-type="float" office:value="-0" calcext:value-type="float">
            <text:p>0</text:p>
          </table:table-cell>
          <table:table-cell table:style-name="ce12"/>
          <table:table-cell table:style-name="ce2" office:value-type="string" calcext:value-type="string">
            <text:p>3459/70</text:p>
          </table:table-cell>
        </table:table-row>
        <table:table-row table:style-name="ro1">
          <table:table-cell table:style-name="ce2" office:value-type="string" calcext:value-type="string">
            <text:p>865/69</text:p>
          </table:table-cell>
          <table:table-cell office:value-type="float" office:value="30.26815247" calcext:value-type="float">
            <text:p>30.26815</text:p>
          </table:table-cell>
          <table:table-cell office:value-type="float" office:value="-9.59423596" calcext:value-type="float">
            <text:p>-9.59424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5.34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9.264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3.85" calcext:value-type="float">
            <text:p>53.9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70" calcext:value-type="float">
            <text:p>197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0" calcext:value-type="float">
            <text:p>2000</text:p>
          </table:table-cell>
          <table:table-cell table:style-name="ce2" office:value-type="float" office:value="31" calcext:value-type="float">
            <text:p>31</text:p>
          </table:table-cell>
          <table:table-cell table:style-name="ce22" table:formula="of:=-([.U23]-([.T23]-[.R23]+1))/([.T23]-[.R23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866/69</text:p>
          </table:table-cell>
          <table:table-cell office:value-type="float" office:value="30.307518" calcext:value-type="float">
            <text:p>30.30752</text:p>
          </table:table-cell>
          <table:table-cell office:value-type="float" office:value="-9.595125" calcext:value-type="float">
            <text:p>-9.59513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27.07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5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2.46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54.19" calcext:value-type="float">
            <text:p>54.2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70" calcext:value-type="float">
            <text:p>197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" office:value-type="float" office:value="43" calcext:value-type="float">
            <text:p>43</text:p>
          </table:table-cell>
          <table:table-cell table:style-name="ce22" table:formula="of:=-([.U24]-([.T24]-[.R24]+1))/([.T24]-[.R24]+1)*100" office:value-type="float" office:value="14" calcext:value-type="float">
            <text:p>14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2/69</text:p>
          </table:table-cell>
          <table:table-cell office:value-type="float" office:value="30.0821951" calcext:value-type="float">
            <text:p>30.08220</text:p>
          </table:table-cell>
          <table:table-cell office:value-type="float" office:value="-9.6656812" calcext:value-type="float">
            <text:p>-9.66568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5.920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9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6.44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46" calcext:value-type="float">
            <text:p>46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8" calcext:value-type="float">
            <text:p>2008</text:p>
          </table:table-cell>
          <table:table-cell table:style-name="ce2" office:value-type="float" office:value="9" calcext:value-type="float">
            <text:p>9</text:p>
          </table:table-cell>
          <table:table-cell table:style-name="ce22" table:formula="of:=-([.U25]-([.T25]-[.R25]+1))/([.T25]-[.R25]+1)*100" office:value-type="float" office:value="57.1428571428571" calcext:value-type="float">
            <text:p>57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5/69</text:p>
          </table:table-cell>
          <table:table-cell office:value-type="float" office:value="29.96776198" calcext:value-type="float">
            <text:p>29.96776</text:p>
          </table:table-cell>
          <table:table-cell office:value-type="float" office:value="-9.6437178" calcext:value-type="float">
            <text:p>-9.64372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5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3.93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7.392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15" calcext:value-type="float">
            <text:p>15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8" calcext:value-type="float">
            <text:p>2008</text:p>
          </table:table-cell>
          <table:table-cell table:style-name="ce2" office:value-type="float" office:value="18" calcext:value-type="float">
            <text:p>18</text:p>
          </table:table-cell>
          <table:table-cell table:style-name="ce22" table:formula="of:=-([.U26]-([.T26]-[.R26]+1))/([.T26]-[.R26]+1)*100" office:value-type="float" office:value="14.2857142857143" calcext:value-type="float">
            <text:p>14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37/69</text:p>
          </table:table-cell>
          <table:table-cell office:value-type="float" office:value="30.017171" calcext:value-type="float">
            <text:p>30.01717</text:p>
          </table:table-cell>
          <table:table-cell office:value-type="float" office:value="-9.548599" calcext:value-type="float">
            <text:p>-9.54860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0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01.812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2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54.96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3.43" calcext:value-type="float">
            <text:p>83.4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1988" calcext:value-type="float">
            <text:p>198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7" calcext:value-type="float">
            <text:p>2017</text:p>
          </table:table-cell>
          <table:table-cell table:style-name="ce2" office:value-type="float" office:value="27" calcext:value-type="float">
            <text:p>27</text:p>
          </table:table-cell>
          <table:table-cell table:style-name="ce22" table:formula="of:=-([.U27]-([.T27]-[.R27]+1))/([.T27]-[.R27]+1)*100" office:value-type="float" office:value="10" calcext:value-type="float">
            <text:p>1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996/69</text:p>
          </table:table-cell>
          <table:table-cell office:value-type="float" office:value="29.97707917" calcext:value-type="float">
            <text:p>29.97708</text:p>
          </table:table-cell>
          <table:table-cell office:value-type="float" office:value="-9.5777271" calcext:value-type="float">
            <text:p>-9.57773</text:p>
          </table:table-cell>
          <table:table-cell table:style-name="ce5" office:value-type="string" calcext:value-type="string">
            <text:p>29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58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7.488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4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39.828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0" calcext:value-type="float">
            <text:p>80.0</text:p>
          </table:table-cell>
          <table:table-cell table:style-name="ce8" office:value-type="string" calcext:value-type="string">
            <text:p>Map</text:p>
          </table:table-cell>
          <table:table-cell table:style-name="ce10" office:value-type="float" office:value="1990" calcext:value-type="float">
            <text:p>1990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06" calcext:value-type="float">
            <text:p>2006</text:p>
          </table:table-cell>
          <table:table-cell table:style-name="ce2" office:value-type="float" office:value="14" calcext:value-type="float">
            <text:p>14</text:p>
          </table:table-cell>
          <table:table-cell table:style-name="ce22" table:formula="of:=-([.U28]-([.T28]-[.R28]+1))/([.T28]-[.R28]+1)*100" office:value-type="float" office:value="17.6470588235294" calcext:value-type="float">
            <text:p>18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Tif1</text:p>
          </table:table-cell>
          <table:table-cell office:value-type="float" office:value="30.18741" calcext:value-type="float">
            <text:p>30.18741</text:p>
          </table:table-cell>
          <table:table-cell office:value-type="float" office:value="-9.62905" calcext:value-type="float">
            <text:p>-9.62905</text:p>
          </table:table-cell>
          <table:table-cell table:style-name="ce5" office:value-type="string" calcext:value-type="string">
            <text:p>30</text:p>
          </table:table-cell>
          <table:table-cell table:style-name="ce16" office:value-type="string" calcext:value-type="string">
            <text:p>°</text:p>
          </table:table-cell>
          <table:table-cell table:style-name="ce5" office:value-type="string" calcext:value-type="string">
            <text:p>11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14.67600</text:p>
          </table:table-cell>
          <table:table-cell table:style-name="ce16" office:value-type="string" calcext:value-type="string">
            <text:p>“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°</text:p>
          </table:table-cell>
          <table:table-cell table:style-name="ce5" office:value-type="string" calcext:value-type="string">
            <text:p>37</text:p>
          </table:table-cell>
          <table:table-cell table:style-name="ce16" office:value-type="string" calcext:value-type="string">
            <text:p>'</text:p>
          </table:table-cell>
          <table:table-cell table:style-name="ce5" office:value-type="string" calcext:value-type="string">
            <text:p>44.58000</text:p>
          </table:table-cell>
          <table:table-cell table:style-name="ce16" office:value-type="string" calcext:value-type="string">
            <text:p>“</text:p>
          </table:table-cell>
          <table:table-cell table:style-name="ce7" office:value-type="float" office:value="83.65" calcext:value-type="float">
            <text:p>83.7</text:p>
          </table:table-cell>
          <table:table-cell table:style-name="ce8" office:value-type="string" calcext:value-type="string">
            <text:p>Direct</text:p>
          </table:table-cell>
          <table:table-cell table:style-name="ce10" office:value-type="float" office:value="2018" calcext:value-type="float">
            <text:p>2018</text:p>
          </table:table-cell>
          <table:table-cell table:style-name="ce2" office:value-type="string" calcext:value-type="string">
            <text:p>-</text:p>
          </table:table-cell>
          <table:table-cell table:style-name="ce11" office:value-type="float" office:value="2019" calcext:value-type="float">
            <text:p>2019</text:p>
          </table:table-cell>
          <table:table-cell table:style-name="ce26" office:value-type="float" office:value="2" calcext:value-type="float">
            <text:p>2</text:p>
          </table:table-cell>
          <table:table-cell table:style-name="ce22" table:formula="of:=-([.U29]-([.T29]-[.R29]+1))/([.T29]-[.R29]+1)*100" office:value-type="float" office:value="-0" calcext:value-type="float">
            <text:p>0</text:p>
          </table:table-cell>
          <table:table-cell table:style-name="ce12"/>
          <table:table-cell table:style-name="ce14" office:value-type="string" calcext:value-type="string">
            <text:p>-</text:p>
          </table:table-cell>
        </table:table-row>
        <table:table-row table:style-name="ro1" table:number-rows-repeated="27">
          <table:table-cell/>
          <table:table-cell table:style-name="Default" table:number-columns-repeated="14"/>
          <table:table-cell table:number-columns-repeated="9"/>
        </table:table-row>
        <table:table-row table:style-name="ro1" table:number-rows-repeated="104851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9:39:07.206000000</meta:creation-date>
    <meta:generator>LibreOffice/7.3.4.2$Windows_X86_64 LibreOffice_project/728fec16bd5f605073805c3c9e7c4212a0120dc5</meta:generator>
    <dc:date>2023-04-12T21:58:03.117000000</dc:date>
    <meta:editing-duration>PT50M55S</meta:editing-duration>
    <meta:editing-cycles>8</meta:editing-cycles>
    <meta:document-statistic meta:table-count="1" meta:cell-count="634" meta:object-count="0"/>
  </office:meta>
</office:document-meta>
</file>